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ot" svg:stroke-width="0.106cm" svg:stroke-color="#ff972f" draw:marker-start-width="0.359cm" draw:marker-end-width="0.359cm" draw:fill="solid" draw:fill-color="#e8a202" draw:opacity="50%" style:repeat="repeat" draw:textarea-horizontal-align="justify" draw:textarea-vertical-align="middle" draw:auto-grow-height="false" fo:min-height="3.244cm" fo:min-width="4.474cm" fo:padding-top="0.178cm" fo:padding-bottom="0.178cm" fo:padding-left="0.303cm" fo:padding-right="0.303cm" draw:shadow-opacity="50%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9cm" fo:min-width="1.18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308cm" fo:min-width="1.186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Dot"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0.35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0.351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13cm"/>
      <style:paragraph-properties style:writing-mode="lr-tb"/>
    </style:style>
    <style:style style:name="gr16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7.37cm" fo:min-width="2.04cm" fo:padding-top="0.178cm" fo:padding-bottom="0.178cm" fo:padding-left="0.303cm" fo:padding-right="0.303cm" draw:shadow-opacity="50%"/>
    </style:style>
    <style:style style:name="gr17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867cm" fo:min-width="4.474cm" fo:padding-top="0.178cm" fo:padding-bottom="0.178cm" fo:padding-left="0.303cm" fo:padding-right="0.303cm" draw:shadow-opacity="50%"/>
    </style:style>
    <style:style style:name="gr18" style:family="graphic" style:parent-style-name="standard">
      <style:graphic-properties draw:stroke="none" draw:stroke-dash="Dot" svg:stroke-width="0.106cm" draw:marker-start-width="0.359cm" draw:marker-end-width="0.359cm" draw:fill="solid" draw:fill-color="#729fcf" draw:opacity="50%" style:repeat="repeat" draw:textarea-horizontal-align="justify" draw:textarea-vertical-align="middle" draw:auto-grow-height="false" fo:min-height="1.422cm" fo:min-width="4.474cm" fo:padding-top="0.178cm" fo:padding-bottom="0.178cm" fo:padding-left="0.303cm" fo:padding-right="0.303cm" draw:shadow-opacity="50%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7.37cm" fo:min-width="7.12cm" fo:padding-top="0.176cm" fo:padding-bottom="0.176cm" fo:padding-left="0.301cm" fo:padding-right="0.301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972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579d1c" draw:textarea-horizontal-align="justify" draw:textarea-vertical-align="middle" draw:auto-grow-height="false" fo:min-height="0.61cm" fo:min-width="2.14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9cm" fo:min-width="2.11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3cm" fo:min-width="0.036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28cm" fo:min-width="2.115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860d" draw:textarea-horizontal-align="justify" draw:textarea-vertical-align="middle" draw:auto-grow-height="false" fo:min-height="0.282cm" fo:min-width="0.036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053cm" svg:stroke-color="#000000" draw:marker-start-width="0.279cm" draw:marker-end-width="0.279cm" draw:fill-color="#5983b0" draw:textarea-horizontal-align="justify" draw:textarea-vertical-align="middle" draw:auto-grow-height="false" fo:min-height="0.631cm" fo:min-width="2.115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82cm" fo:min-width="0.035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none" fo:min-height="0.391cm"/>
      <style:paragraph-properties style:writing-mode="lr-tb"/>
    </style:style>
    <style:style style:name="P1" style:family="paragraph">
      <loext:graphic-properties draw:fill="solid" draw:fill-color="#e8a202" draw:opacity="50%" style:repeat="repeat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="solid" draw:fill-color="#729fcf" draw:opacity="50%" style:repeat="repeat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579d1c"/>
      <style:paragraph-properties fo:text-align="center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6cm" svg:x="1.905cm" svg:y="3.69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1.538cm" svg:y="11.892cm">
            <text:p text:style-name="P4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357cm" svg:y1="12.65cm" svg:x2="1.719cm" svg:y2="13.286cm">
            <text:p/>
          </draw:line>
          <draw:line draw:style-name="gr3" draw:text-style-name="P3" draw:layer="layout" svg:x1="2.52cm" svg:y1="12.632cm" svg:x2="3.158cm" svg:y2="13.268cm">
            <text:p/>
          </draw:line>
          <draw:custom-shape draw:style-name="gr4" draw:text-style-name="P4" draw:layer="layout" svg:width="0.541cm" svg:height="0.54cm" svg:x="1.35cm" svg:y="13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.804cm" svg:height="0.675cm" svg:x="2.249cm" svg:y="13.38cm">
            <text:p text:style-name="P4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21cm" svg:y1="14.19cm" svg:x2="2.572cm" svg:y2="14.826cm">
            <text:p/>
          </draw:line>
          <draw:line draw:style-name="gr3" draw:text-style-name="P3" draw:layer="layout" svg:x1="3.373cm" svg:y1="14.172cm" svg:x2="4.011cm" svg:y2="14.808cm">
            <text:p/>
          </draw:line>
          <draw:custom-shape draw:style-name="gr5" draw:text-style-name="P5" draw:layer="layout" svg:width="0.541cm" svg:height="0.54cm" svg:x="2.274cm" svg:y="14.8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1.804cm" svg:height="0.676cm" svg:x="3.102cm" svg:y="14.92cm">
            <text:p text:style-name="P4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4.063cm" svg:y1="15.731cm" svg:x2="3.425cm" svg:y2="16.367cm">
            <text:p/>
          </draw:line>
          <draw:line draw:style-name="gr3" draw:text-style-name="P3" draw:layer="layout" svg:x1="4.225cm" svg:y1="15.712cm" svg:x2="4.863cm" svg:y2="16.348cm">
            <text:p/>
          </draw:line>
          <draw:custom-shape draw:style-name="gr4" draw:text-style-name="P4" draw:layer="layout" svg:width="0.541cm" svg:height="0.54cm" svg:x="3.198cm" svg:y="16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draw:layer="layout" svg:width="0.541cm" svg:height="0.54cm" svg:x="4.619cm" svg:y="16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7" draw:text-style-name="P4" draw:layer="layout" svg:width="0.762cm" svg:height="0.762cm" svg:x="8.458cm" svg:y="3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762cm" svg:height="0.762cm" svg:x="7.259cm" svg:y="5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8.46cm" svg:y="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98cm" svg:y1="9.402cm" svg:x2="6.98cm" svg:y2="1.782cm">
          <text:p/>
        </draw:line>
        <draw:frame draw:style-name="gr9" draw:text-style-name="P7" draw:layer="layout" svg:width="1.277cm" svg:height="0.963cm" svg:x="6.192cm" svg:y="1cm">
          <draw:text-box>
            <text:p text:style-name="P6">S1</text:p>
          </draw:text-box>
        </draw:frame>
        <draw:frame draw:style-name="gr10" draw:text-style-name="P9" draw:layer="layout" svg:width="1.277cm" svg:height="0.89cm" svg:x="5.092cm" svg:y="9.7cm">
          <draw:text-box>
            <text:p text:style-name="P8"><text:span text:style-name="T1">X1</text:span></text:p>
          </draw:text-box>
        </draw:frame>
        <draw:frame draw:style-name="gr11" draw:text-style-name="P9" draw:layer="layout" svg:width="1.277cm" svg:height="0.89cm" svg:x="9.5cm" svg:y="5.327cm">
          <draw:text-box>
            <text:p text:style-name="P8"><text:span text:style-name="T1">X2</text:span></text:p>
          </draw:text-box>
        </draw:frame>
        <draw:line draw:style-name="gr8" draw:text-style-name="P3" draw:layer="layout" svg:x1="1.9cm" svg:y1="7.227cm" svg:x2="6.98cm" svg:y2="7.227cm">
          <text:p/>
        </draw:line>
        <draw:custom-shape draw:style-name="gr7" draw:text-style-name="P4" draw:layer="layout" svg:width="0.762cm" svg:height="0.762cm" svg:x="2.535cm" svg:y="7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5.536cm" svg:y="7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3.737cm" svg:y="8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.901cm" svg:y1="3.678cm" svg:x2="6.981cm" svg:y2="3.678cm">
          <text:p/>
        </draw:line>
        <draw:custom-shape draw:style-name="gr7" draw:text-style-name="P4" draw:layer="layout" svg:width="0.762cm" svg:height="0.762cm" svg:x="5.33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762cm" svg:height="0.762cm" svg:x="2.338cm" svg:y="2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2.66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762cm" svg:height="0.762cm" svg:x="6.161cm" svg:y="6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5.262cm" svg:y="4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762cm" svg:height="0.762cm" svg:x="3.163cm" svg:y="5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1.277cm" svg:height="0.963cm" svg:x="0.862cm" svg:y="3.347cm">
          <draw:text-box>
            <text:p text:style-name="P6">S3</text:p>
          </draw:text-box>
        </draw:frame>
        <draw:frame draw:style-name="gr15" draw:text-style-name="P7" draw:layer="layout" svg:width="1.277cm" svg:height="0.963cm" svg:x="0.862cm" svg:y="6.848cm">
          <draw:text-box>
            <text:p text:style-name="P6">S2</text:p>
          </draw:text-box>
        </draw:frame>
        <draw:custom-shape draw:style-name="gr16" draw:text-style-name="P11" draw:layer="layout" svg:width="2.54cm" svg:height="7.62cm" svg:x="6.98cm" svg:y="1.9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08cm" svg:height="2.223cm" svg:x="1.9cm" svg:y="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5.08cm" svg:height="1.778cm" svg:x="1.9cm" svg:y="1.8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7.62cm" svg:height="7.62cm" svg:x="1.9cm" svg:y="1.9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804cm" svg:height="0.675cm" svg:x="5.288cm" svg:y="11.8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107cm" svg:y1="12.65cm" svg:x2="5.469cm" svg:y2="13.286cm">
            <text:p/>
          </draw:line>
          <draw:line draw:style-name="gr3" draw:text-style-name="P3" draw:layer="layout" svg:x1="6.27cm" svg:y1="12.632cm" svg:x2="6.908cm" svg:y2="13.268cm">
            <text:p/>
          </draw:line>
          <draw:custom-shape draw:style-name="gr20" draw:text-style-name="P10" draw:layer="layout" svg:width="0.541cm" svg:height="0.54cm" svg:x="5.1cm" svg:y="13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.804cm" svg:height="0.675cm" svg:x="5.999cm" svg:y="13.3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.96cm" svg:y1="14.19cm" svg:x2="6.322cm" svg:y2="14.826cm">
            <text:p/>
          </draw:line>
          <draw:line draw:style-name="gr3" draw:text-style-name="P3" draw:layer="layout" svg:x1="7.123cm" svg:y1="14.172cm" svg:x2="7.761cm" svg:y2="14.808cm">
            <text:p/>
          </draw:line>
          <draw:custom-shape draw:style-name="gr4" draw:text-style-name="P4" draw:layer="layout" svg:width="0.541cm" svg:height="0.54cm" svg:x="6.024cm" svg:y="14.8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1.804cm" svg:height="0.676cm" svg:x="6.852cm" svg:y="14.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7.813cm" svg:y1="15.731cm" svg:x2="7.175cm" svg:y2="16.367cm">
            <text:p/>
          </draw:line>
          <draw:line draw:style-name="gr3" draw:text-style-name="P3" draw:layer="layout" svg:x1="7.975cm" svg:y1="15.712cm" svg:x2="8.613cm" svg:y2="16.348cm">
            <text:p/>
          </draw:line>
          <draw:custom-shape draw:style-name="gr4" draw:text-style-name="P4" draw:layer="layout" svg:width="0.541cm" svg:height="0.54cm" svg:x="6.948cm" svg:y="16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draw:layer="layout" svg:width="0.541cm" svg:height="0.54cm" svg:x="8.369cm" svg:y="16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2" draw:text-style-name="P2" draw:layer="layout" svg:width="1.804cm" svg:height="0.675cm" svg:x="9.038cm" svg:y="11.8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9.857cm" svg:y1="12.65cm" svg:x2="9.219cm" svg:y2="13.286cm">
            <text:p/>
          </draw:line>
          <draw:line draw:style-name="gr3" draw:text-style-name="P3" draw:layer="layout" svg:x1="10.02cm" svg:y1="12.632cm" svg:x2="10.658cm" svg:y2="13.268cm">
            <text:p/>
          </draw:line>
          <draw:custom-shape draw:style-name="gr4" draw:text-style-name="P4" draw:layer="layout" svg:width="0.541cm" svg:height="0.54cm" svg:x="8.85cm" svg:y="13.4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.804cm" svg:height="0.675cm" svg:x="9.749cm" svg:y="13.3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0.71cm" svg:y1="14.19cm" svg:x2="10.072cm" svg:y2="14.826cm">
            <text:p/>
          </draw:line>
          <draw:line draw:style-name="gr3" draw:text-style-name="P3" draw:layer="layout" svg:x1="10.873cm" svg:y1="14.172cm" svg:x2="11.511cm" svg:y2="14.808cm">
            <text:p/>
          </draw:line>
          <draw:custom-shape draw:style-name="gr4" draw:text-style-name="P4" draw:layer="layout" svg:width="0.541cm" svg:height="0.54cm" svg:x="9.774cm" svg:y="14.8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1.804cm" svg:height="0.676cm" svg:x="10.602cm" svg:y="14.9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563cm" svg:y1="15.731cm" svg:x2="10.925cm" svg:y2="16.367cm">
            <text:p/>
          </draw:line>
          <draw:line draw:style-name="gr3" draw:text-style-name="P3" draw:layer="layout" svg:x1="11.725cm" svg:y1="15.712cm" svg:x2="12.363cm" svg:y2="16.348cm">
            <text:p/>
          </draw:line>
          <draw:custom-shape draw:style-name="gr20" draw:text-style-name="P10" draw:layer="layout" svg:width="0.541cm" svg:height="0.54cm" svg:x="10.698cm" svg:y="16.4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1" draw:text-style-name="P12" draw:layer="layout" svg:width="0.541cm" svg:height="0.54cm" svg:x="12.119cm" svg:y="16.4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2" draw:text-style-name="P13" draw:layer="layout" svg:width="2.857cm" svg:height="1.07cm" svg:x="6.397cm" svg:y="18.345cm">
          <text:p text:style-name="P4"><text:span text:style-name="T2">Vo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0.184cm" svg:y1="17.686cm" svg:x2="9.546cm" svg:y2="18.322cm">
          <text:p/>
        </draw:line>
        <draw:line draw:style-name="gr3" draw:text-style-name="P3" draw:layer="layout" svg:x1="5.346cm" svg:y1="17.667cm" svg:x2="5.984cm" svg:y2="18.303cm">
          <text:p/>
        </draw:line>
        <draw:line draw:style-name="gr3" draw:text-style-name="P3" draw:layer="layout" svg:x1="7.792cm" svg:y1="17.328cm" svg:x2="7.792cm" svg:y2="18.229cm">
          <text:p/>
        </draw:line>
        <draw:g>
          <draw:custom-shape draw:style-name="gr23" draw:text-style-name="P2" draw:layer="layout" svg:width="2.766cm" svg:height="1.031cm" svg:x="12.4cm" svg:y="1.63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3.656cm" svg:y1="2.793cm" svg:x2="12.678cm" svg:y2="3.765cm">
            <text:p/>
          </draw:line>
          <draw:line draw:style-name="gr3" draw:text-style-name="P3" draw:layer="layout" svg:x1="13.905cm" svg:y1="2.765cm" svg:x2="14.883cm" svg:y2="3.737cm">
            <text:p/>
          </draw:line>
          <draw:custom-shape draw:style-name="gr24" draw:text-style-name="P4" draw:layer="layout" svg:width="0.83cm" svg:height="0.825cm" svg:x="12.112cm" svg:y="3.9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5" draw:text-style-name="P2" draw:layer="layout" svg:width="2.767cm" svg:height="1.03cm" svg:x="13.49cm" svg:y="3.90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4.964cm" svg:y1="5.146cm" svg:x2="13.986cm" svg:y2="6.118cm">
            <text:p/>
          </draw:line>
          <draw:line draw:style-name="gr3" draw:text-style-name="P3" draw:layer="layout" svg:x1="15.213cm" svg:y1="5.118cm" svg:x2="16.191cm" svg:y2="6.09cm">
            <text:p/>
          </draw:line>
          <draw:custom-shape draw:style-name="gr26" draw:text-style-name="P5" draw:layer="layout" svg:width="0.83cm" svg:height="0.826cm" svg:x="13.529cm" svg:y="6.2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7" draw:text-style-name="P2" draw:layer="layout" svg:width="2.767cm" svg:height="1.033cm" svg:x="14.798cm" svg:y="6.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272cm" svg:y1="7.499cm" svg:x2="15.294cm" svg:y2="8.471cm">
            <text:p/>
          </draw:line>
          <draw:line draw:style-name="gr3" draw:text-style-name="P3" draw:layer="layout" svg:x1="16.521cm" svg:y1="7.471cm" svg:x2="17.499cm" svg:y2="8.443cm">
            <text:p/>
          </draw:line>
          <draw:custom-shape draw:style-name="gr28" draw:text-style-name="P4" draw:layer="layout" svg:width="0.829cm" svg:height="0.824cm" svg:x="14.946cm" svg:y="8.6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6" draw:text-style-name="P5" draw:layer="layout" svg:width="0.83cm" svg:height="0.824cm" svg:x="17.124cm" svg:y="8.6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29" draw:text-style-name="P14" draw:layer="layout" svg:width="3.81cm" svg:height="0.958cm" svg:x="0.535cm" svg:y="11.036cm">
          <draw:text-box>
            <text:p><text:span text:style-name="T2">Boostrap 1</text:span></text:p>
          </draw:text-box>
        </draw:frame>
        <draw:frame draw:style-name="gr29" draw:text-style-name="P14" draw:layer="layout" svg:width="3.81cm" svg:height="0.958cm" svg:x="4.435cm" svg:y="11.036cm">
          <draw:text-box>
            <text:p><text:span text:style-name="T2">Boostrap 2</text:span></text:p>
          </draw:text-box>
        </draw:frame>
        <draw:frame draw:style-name="gr29" draw:text-style-name="P14" draw:layer="layout" svg:width="3.81cm" svg:height="0.958cm" svg:x="8.235cm" svg:y="11.036cm">
          <draw:text-box>
            <text:p><text:span text:style-name="T2">Boostrap 3</text:span></text:p>
          </draw:text-box>
        </draw:frame>
        <draw:g>
          <draw:custom-shape draw:style-name="gr2" draw:text-style-name="P2" draw:layer="layout" svg:width="1.804cm" svg:height="0.675cm" svg:x="1.505cm" svg:y="21.00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2.324cm" svg:y1="21.76cm" svg:x2="1.686cm" svg:y2="22.396cm">
            <text:p/>
          </draw:line>
          <draw:line draw:style-name="gr3" draw:text-style-name="P3" draw:layer="layout" svg:x1="2.487cm" svg:y1="21.742cm" svg:x2="3.125cm" svg:y2="22.378cm">
            <text:p/>
          </draw:line>
          <draw:custom-shape draw:style-name="gr4" draw:text-style-name="P4" draw:layer="layout" svg:width="0.541cm" svg:height="0.54cm" svg:x="1.317cm" svg:y="22.5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.804cm" svg:height="0.675cm" svg:x="2.216cm" svg:y="22.4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3.177cm" svg:y1="23.3cm" svg:x2="2.539cm" svg:y2="23.936cm">
            <text:p/>
          </draw:line>
          <draw:line draw:style-name="gr3" draw:text-style-name="P3" draw:layer="layout" svg:x1="3.34cm" svg:y1="23.282cm" svg:x2="3.978cm" svg:y2="23.918cm">
            <text:p/>
          </draw:line>
          <draw:custom-shape draw:style-name="gr5" draw:text-style-name="P5" draw:layer="layout" svg:width="0.541cm" svg:height="0.54cm" svg:x="2.241cm" svg:y="24.0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2" draw:layer="layout" svg:width="1.804cm" svg:height="0.676cm" svg:x="3.069cm" svg:y="24.0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4.03cm" svg:y1="24.841cm" svg:x2="3.392cm" svg:y2="25.477cm">
            <text:p/>
          </draw:line>
          <draw:line draw:style-name="gr3" draw:text-style-name="P3" draw:layer="layout" svg:x1="4.192cm" svg:y1="24.822cm" svg:x2="4.83cm" svg:y2="25.458cm">
            <text:p/>
          </draw:line>
          <draw:custom-shape draw:style-name="gr4" draw:text-style-name="P4" draw:layer="layout" svg:width="0.541cm" svg:height="0.54cm" svg:x="3.165cm" svg:y="25.56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5" draw:layer="layout" svg:width="0.541cm" svg:height="0.54cm" svg:x="4.586cm" svg:y="25.56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9T01:18:03.573756413</meta:creation-date>
    <dc:date>2020-12-09T10:59:23.887282272</dc:date>
    <meta:editing-duration>PT8H46M41S</meta:editing-duration>
    <meta:editing-cycles>6</meta:editing-cycles>
    <meta:generator>LibreOffice/7.0.2.2$Linux_X86_64 LibreOffice_project/3a01483fc371ab18cfca4bab0d636937da5eaf70</meta:generator>
    <meta:document-statistic meta:object-count="102"/>
  </office:meta>
</office:document-meta>
</file>